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5.83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juh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jurt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rid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unoi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office:value-type="string">
            <text:p>GPL v2+</text:p>
          </table:table-cell>
          <table:table-cell office:value-type="string">
            <text:p>http://www.blnz.com/xt/index.html</text:p>
          </table:table-cell>
          <table:table-cell table:style-name="ce5" office:value-type="string">
            <text:p><text:span text:style-name="T1"><text:a xlink:href="http://www.blnz.com/xt/index.html" xlink:type="simple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0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2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9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table:style-name="ce5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9T14:59:19</meta:creation-date>
    <dc:date>2013-07-03T16:55:38</dc:date>
    <meta:editing-duration>PT3M54S</meta:editing-duration>
    <meta:editing-cycles>4</meta:editing-cycles>
    <meta:generator>LibreOffice/3.5$Linux_X86_64 LibreOffice_project/350m1$Build-2</meta:generator>
    <meta:document-statistic meta:table-count="3" meta:cell-count="51" meta:object-count="0"/>
  </office:meta>
</office:document-meta>
</file>